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b4be" officeooo:paragraph-rsid="0016b4be"/>
    </style:style>
    <style:style style:name="P2" style:family="paragraph" style:parent-style-name="Standard">
      <style:text-properties officeooo:rsid="00172775" officeooo:paragraph-rsid="00172775"/>
    </style:style>
    <style:style style:name="P3" style:family="paragraph" style:parent-style-name="Standard">
      <style:text-properties officeooo:rsid="00185a3f" officeooo:paragraph-rsid="00185a3f"/>
    </style:style>
    <style:style style:name="P4" style:family="paragraph" style:parent-style-name="Standard">
      <style:text-properties officeooo:rsid="001bc46d" officeooo:paragraph-rsid="001bc46d"/>
    </style:style>
    <style:style style:name="P5" style:family="paragraph" style:parent-style-name="Standard">
      <style:text-properties officeooo:rsid="001d5376" officeooo:paragraph-rsid="001d5376"/>
    </style:style>
    <style:style style:name="P6" style:family="paragraph" style:parent-style-name="Standard">
      <style:text-properties officeooo:rsid="00233da1" officeooo:paragraph-rsid="00233da1"/>
    </style:style>
    <style:style style:name="P7" style:family="paragraph" style:parent-style-name="Standard">
      <style:text-properties officeooo:rsid="00247010" officeooo:paragraph-rsid="00247010"/>
    </style:style>
    <style:style style:name="P8" style:family="paragraph" style:parent-style-name="Standard">
      <style:text-properties officeooo:rsid="001bc46d" officeooo:paragraph-rsid="001bc46d"/>
    </style:style>
    <style:style style:name="P9" style:family="paragraph" style:parent-style-name="Standard">
      <style:text-properties officeooo:rsid="0027415e" officeooo:paragraph-rsid="0027415e"/>
    </style:style>
    <style:style style:name="P10" style:family="paragraph" style:parent-style-name="Standard">
      <style:text-properties officeooo:rsid="0027892d" officeooo:paragraph-rsid="0027892d"/>
    </style:style>
    <style:style style:name="P11" style:family="paragraph" style:parent-style-name="Standard">
      <style:text-properties officeooo:rsid="002a82c5" officeooo:paragraph-rsid="002a82c5"/>
    </style:style>
    <style:style style:name="P12" style:family="paragraph" style:parent-style-name="Standard">
      <style:text-properties officeooo:rsid="002a82c5" officeooo:paragraph-rsid="002ca772"/>
    </style:style>
    <style:style style:name="P13" style:family="paragraph" style:parent-style-name="Standard">
      <style:text-properties officeooo:rsid="002a82c5" officeooo:paragraph-rsid="002ee8ab"/>
    </style:style>
    <style:style style:name="P14" style:family="paragraph" style:parent-style-name="Standard">
      <style:text-properties officeooo:rsid="002b59d6" officeooo:paragraph-rsid="002b59d6"/>
    </style:style>
    <style:style style:name="P15" style:family="paragraph" style:parent-style-name="Standard">
      <style:text-properties officeooo:rsid="002ca772" officeooo:paragraph-rsid="002ca772"/>
    </style:style>
    <style:style style:name="P16" style:family="paragraph" style:parent-style-name="Standard">
      <style:text-properties officeooo:rsid="002d66ab" officeooo:paragraph-rsid="002d66ab"/>
    </style:style>
    <style:style style:name="P17" style:family="paragraph" style:parent-style-name="Standard">
      <style:text-properties officeooo:rsid="002d66ab" officeooo:paragraph-rsid="002e09e9"/>
    </style:style>
    <style:style style:name="P18" style:family="paragraph" style:parent-style-name="Standard">
      <style:text-properties officeooo:rsid="002d66ab" officeooo:paragraph-rsid="002ee8ab"/>
    </style:style>
    <style:style style:name="P19" style:family="paragraph" style:parent-style-name="Standard">
      <style:text-properties officeooo:rsid="002e09e9" officeooo:paragraph-rsid="002e09e9"/>
    </style:style>
    <style:style style:name="P20" style:family="paragraph" style:parent-style-name="Standard">
      <style:text-properties officeooo:rsid="002ee8ab" officeooo:paragraph-rsid="002ee8ab"/>
    </style:style>
    <style:style style:name="P21" style:family="paragraph" style:parent-style-name="Standard">
      <style:text-properties officeooo:rsid="002f93bf" officeooo:paragraph-rsid="002f93bf"/>
    </style:style>
    <style:style style:name="P22" style:family="paragraph" style:parent-style-name="Standard">
      <style:text-properties officeooo:rsid="002f93bf" officeooo:paragraph-rsid="002fa83a"/>
    </style:style>
    <style:style style:name="P23" style:family="paragraph" style:parent-style-name="Standard">
      <style:text-properties officeooo:rsid="00317923" officeooo:paragraph-rsid="00317923"/>
    </style:style>
    <style:style style:name="P24" style:family="paragraph" style:parent-style-name="Standard">
      <style:text-properties officeooo:rsid="0031fcb0" officeooo:paragraph-rsid="0031fcb0"/>
    </style:style>
    <style:style style:name="T1" style:family="text">
      <style:text-properties officeooo:rsid="00172775"/>
    </style:style>
    <style:style style:name="T2" style:family="text">
      <style:text-properties officeooo:rsid="00185a3f"/>
    </style:style>
    <style:style style:name="T3" style:family="text">
      <style:text-properties officeooo:rsid="0019cf2e"/>
    </style:style>
    <style:style style:name="T4" style:family="text">
      <style:text-properties officeooo:rsid="002034f5"/>
    </style:style>
    <style:style style:name="T5" style:family="text">
      <style:text-properties officeooo:rsid="0020aeda"/>
    </style:style>
    <style:style style:name="T6" style:family="text">
      <style:text-properties officeooo:rsid="00223de8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officeooo:rsid="0027892d"/>
    </style:style>
    <style:style style:name="T9" style:family="text">
      <style:text-properties officeooo:rsid="0028f1a0"/>
    </style:style>
    <style:style style:name="T10" style:family="text">
      <style:text-properties officeooo:rsid="002d66ab"/>
    </style:style>
    <style:style style:name="T11" style:family="text">
      <style:text-properties officeooo:rsid="002e09e9"/>
    </style:style>
    <style:style style:name="T12" style:family="text">
      <style:text-properties officeooo:rsid="002ee8ab"/>
    </style:style>
    <style:style style:name="T13" style:family="text">
      <style:text-properties officeooo:rsid="002f93bf"/>
    </style:style>
    <style:style style:name="T14" style:family="text">
      <style:text-properties officeooo:rsid="003179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zzle</text:p>
      <text:p text:style-name="P1"/>
      <text:p text:style-name="P1">Catherine ?</text:p>
      <text:p text:style-name="P1">Devil Dice ?</text:p>
      <text:p text:style-name="P1"/>
      <text:p text:style-name="P1">Visuellement… Eviter à devoir faire trop de sprite</text:p>
      <text:p text:style-name="P1"/>
      <text:p text:style-name="P1">Type en dette qui n'a qu'un certain nombre de jours pour gagner <text:span text:style-name="T1">une certaine somme</text:span></text:p>
      <text:p text:style-name="P1"/>
      <text:p text:style-name="P2">• Timer = 1 jour</text:p>
      <text:p text:style-name="P2">• On peut faire autant de parties que possible tant que le timer n'est pas à 0</text:p>
      <text:p text:style-name="P2">• 2 étapes : </text:p>
      <text:p text:style-name="P2"><text:tab/>- Le joueur peut décider de la somme qu'il veut parier</text:p>
      <text:p text:style-name="P2"><text:tab/>- Le joueur doit jouer</text:p>
      <text:p text:style-name="P2">• Jeu de dés :</text:p>
      <text:p text:style-name="P2"><text:tab/>- Un certain nombre aléatoire de dés apparaît <text:span text:style-name="T3">(avec des faces différentes)</text:span></text:p>
      <text:p text:style-name="P2"><text:tab/>- Un chiffre aléatoire (<text:span text:style-name="T2">le </text:span>min étant <text:span text:style-name="T4">1</text:span> * le nombre de dés et le max étant 6 * le nombre de <text:tab/>dés) à atteindre</text:p>
      <text:p text:style-name="P2"><text:tab/>- Le joueur peut faire rouler chaque dès 3 fois seulement (n'importe quelle direction – <text:tab/>flèches directionnelles)</text:p>
      <text:p text:style-name="P2"><text:tab/>- La somme de chaque dé dois être égal au chiffre à atteindre</text:p>
      <text:p text:style-name="P2"><text:tab/>- Press Enter to go to the next dice and at the last dice, press Enter again to validate <text:tab/>(possibilité de repartir sur un dé déjà valider ? Si oui, seulement tant que le joueur ne l'a pas <text:tab/>déjà rouler 3 fois)</text:p>
      <text:p text:style-name="P2"><text:tab/>- <text:span text:style-name="T2">Si le joueur a valider et/ou s'il a tourner tout ses dés 3 fois sans atteindre le bon chiffre, le <text:tab/>joueur perd l'argent qu'il a parier</text:span></text:p>
      <text:p text:style-name="P2"><text:tab/>- <text:span text:style-name="T2">Si le joueur gagne, il gagne l'argent parier</text:span></text:p>
      <text:p text:style-name="P3">• Si j'ai le temps avec la narration, le joueur devra juste avoir la somme nécessaire à la fin du dernier jour. Sinon, le joueur aura un certain palier à atteindre chaque jour pour passer au jour (niveau) suivant</text:p>
      <text:p text:style-name="P3">• Si l'argent en possession du joueur tombe à 0, il a perdu et c'est game over</text:p>
      <text:p text:style-name="P3">• Si j'ai le temps et si narration, le joueur aura une chance de gagner une petite somme d'argent entre chaque soirée au casino (mini-jeu)</text:p>
      <text:p text:style-name="P3"/>
      <text:p text:style-name="P4">Buts</text:p>
      <text:p text:style-name="P4"/>
      <text:p text:style-name="P4">Visuel</text:p>
      <text:p text:style-name="P4">• Faire le <text:span text:style-name="T5">dé</text:span></text:p>
      <text:p text:style-name="P6">• Dialog box</text:p>
      <text:p text:style-name="P6">• Trouver une police</text:p>
      <text:p text:style-name="P6">• </text:p>
      <text:p text:style-name="P4"/>
      <text:p text:style-name="P4">Code</text:p>
      <text:p text:style-name="P5">• Rouler le dé pour changer de face <text:span text:style-name="T6">(animation et code)</text:span></text:p>
      <text:p text:style-name="P4">• <text:span text:style-name="T7">Détection de faces pour calculer le chiffre</text:span></text:p>
      <text:p text:style-name="P4">• <text:span text:style-name="T7">Création d'un nombre aléatoire de dés (à partir d'un préfab) les uns à côté des autres</text:span> avec des faces différentes</text:p>
      <text:p text:style-name="P6">• Additionner la valeur de chaque face à la fin de chaque tour</text:p>
      <text:p text:style-name="P6"/>
      <text:p text:style-name="P6"/>
      <text:p text:style-name="P6"/>
      <text:p text:style-name="P6"/>
      <text:p text:style-name="P7"><text:soft-page-break/>Ajouter</text:p>
      <text:p text:style-name="P7"/>
      <text:p text:style-name="P7">• Le nombre de fois qu'on peut tourner les dés est fixe (on tourne un dé un fois, le nombre décrémente)</text:p>
      <text:p text:style-name="P7">• Pari : on donne le nombre de dé et le nombre à atteindre avant de parier (pari plus contrôlé par le joueur)</text:p>
      <text:p text:style-name="P7">• Dé déplier qui n'indique pas toutes les faces !</text:p>
      <text:p text:style-name="P7">• Code couleur :</text:p>
      <text:p text:style-name="P7">→ dé blanc = dé normaux</text:p>
      <text:p text:style-name="P7">→ dé violet = dé à trou noir (face trou noir ou nombre limité de fois qu'on peut tourner : 2 fois = trou) – plusieurs autres dé tombe dans un trou</text:p>
      <text:p text:style-name="P7">→ dé bleu = dé à face cheaté (chiffre à atteindre change quand on tombe dessus)</text:p>
      <text:p text:style-name="P7">→ dé jaune = dé dont on ne connaît pas la face</text:p>
      <text:p text:style-name="P4"/>
      <text:p text:style-name="P4"/>
      <text:p text:style-name="P4"/>
      <text:p text:style-name="P9">• trou noir – nombre de dés en jeu <text:span text:style-name="T8">modifié</text:span></text:p>
      <text:p text:style-name="P9">• dés tournés au hasard</text:p>
      <text:p text:style-name="P9">• chiffre goal modifié</text:p>
      <text:p text:style-name="P9">• <text:span text:style-name="T8">argent contre tour en plus</text:span></text:p>
      <text:p text:style-name="P9"/>
      <text:p text:style-name="P9"/>
      <text:p text:style-name="P10">puzzle – casino</text:p>
      <text:p text:style-name="P10">règle casino : jamais de jeu demandant une compétence (jeu de hasard!)</text:p>
      <text:p text:style-name="P10"/>
      <text:p text:style-name="P10">timer casino : bonus argent diminue avec le temps bonus <text:s/>– malus augmente avec le temps malus (quand <text:span text:style-name="T9">malus ≥ betmoney + pocketmoney → gameover)</text:span></text:p>
      <text:p text:style-name="P10"/>
      <text:p text:style-name="P10"/>
      <text:p text:style-name="P14">actualnumber et dicelist dans BET !</text:p>
      <text:p text:style-name="P14"/>
      <text:p text:style-name="P11">range = 2</text:p>
      <text:p text:style-name="P11">min = dicenumber * 1</text:p>
      <text:p text:style-name="P11">max = dicenumber * 6</text:p>
      <text:p text:style-name="P11">goalnumber = ?</text:p>
      <text:p text:style-name="P11">actualnumber</text:p>
      <text:p text:style-name="P11">turn = 6</text:p>
      <text:p text:style-name="P11"/>
      <text:p text:style-name="P11"/>
      <text:p text:style-name="P11">turn ≤ dicenumber * range</text:p>
      <text:p text:style-name="P15">3 ≥ dicenumber</text:p>
      <text:p text:style-name="P11">goalnumber = min || max &amp;&amp; actualnumber = max || min</text:p>
      <text:p text:style-name="P11"/>
      <text:p text:style-name="P11"/>
      <text:p text:style-name="P11">turn = one per die</text:p>
      <text:p text:style-name="P14">actualnumber</text:p>
      <text:p text:style-name="P12"/>
      <text:p text:style-name="P12">if (goalnumber != acutalnumber/dicenumber || goalnumber/dicenumber != actualnumber)</text:p>
      <text:p text:style-name="P12"><text:tab/>ok</text:p>
      <text:p text:style-name="P12">else</text:p>
      <text:p text:style-name="P12"><text:tab/>recalculate</text:p>
      <text:p text:style-name="P12"/>
      <text:p text:style-name="P15"><text:soft-page-break/>7 <text:span text:style-name="T10">dice</text:span></text:p>
      <text:p text:style-name="P15">4<text:span text:style-name="T10">2 goalnumber</text:span></text:p>
      <text:p text:style-name="P16">7 acutalnumber</text:p>
      <text:p text:style-name="P23">1</text:p>
      <text:p text:style-name="P16">1</text:p>
      <text:p text:style-name="P16">1</text:p>
      <text:p text:style-name="P16">1</text:p>
      <text:p text:style-name="P16">1</text:p>
      <text:p text:style-name="P16">1</text:p>
      <text:p text:style-name="P16">1</text:p>
      <text:p text:style-name="P15"/>
      <text:p text:style-name="P16">5</text:p>
      <text:p text:style-name="P16">5</text:p>
      <text:p text:style-name="P16">5</text:p>
      <text:p text:style-name="P16">5</text:p>
      <text:p text:style-name="P16">5</text:p>
      <text:p text:style-name="P16">5</text:p>
      <text:p text:style-name="P16">5</text:p>
      <text:p text:style-name="P15"/>
      <text:p text:style-name="P16">42(goalnumber)-7(dicenumber) = 7(actualnumber)*5</text:p>
      <text:p text:style-name="P16"/>
      <text:p text:style-name="P16">7 goalnumber</text:p>
      <text:p text:style-name="P16">42 actualnumber</text:p>
      <text:p text:style-name="P16"/>
      <text:p text:style-name="P16">2</text:p>
      <text:p text:style-name="P16">2</text:p>
      <text:p text:style-name="P16">2</text:p>
      <text:p text:style-name="P16">2</text:p>
      <text:p text:style-name="P16">2</text:p>
      <text:p text:style-name="P16">2</text:p>
      <text:p text:style-name="P16">2</text:p>
      <text:p text:style-name="P16"/>
      <text:p text:style-name="P16">7(goalnumber)+7(dicenumber) = 7(actualnumber)*2</text:p>
      <text:p text:style-name="P16"/>
      <text:p text:style-name="P16">turn = one per die</text:p>
      <text:p text:style-name="P16">if(goalnumber == max) {</text:p>
      <text:p text:style-name="P16"><text:tab/>actual<text:span text:style-name="T14">side</text:span> <text:span text:style-name="T14">&gt;</text:span> <text:s/><text:span text:style-name="T14">1</text:span></text:p>
      <text:p text:style-name="P16">}</text:p>
      <text:p text:style-name="P21">if (goalnumber == min) {</text:p>
      <text:p text:style-name="P22"><text:tab/><text:span text:style-name="T14">actualside &lt; 6</text:span></text:p>
      <text:p text:style-name="P21">}</text:p>
      <text:p text:style-name="P21"/>
      <text:p text:style-name="P24">||</text:p>
      <text:p text:style-name="P13"/>
      <text:p text:style-name="P24">if (goalnumber == max)</text:p>
      <text:p text:style-name="P24"><text:tab/>actualnumber != <text:s/>min</text:p>
      <text:p text:style-name="P24">else if (goalnumber == min)</text:p>
      <text:p text:style-name="P24"><text:tab/>actualnumber!= max</text:p>
      <text:p text:style-name="P12"/>
      <text:p text:style-name="P12"/>
      <text:p text:style-name="P12"/>
      <text:p text:style-name="P12"/>
      <text:p text:style-name="P20"><text:soft-page-break/>turn = 6</text:p>
      <text:p text:style-name="P16">7 dice</text:p>
      <text:p text:style-name="P16">7 acutalnumber</text:p>
      <text:p text:style-name="P16">[1, 1, 1, 1, 1, 1, 1]</text:p>
      <text:p text:style-name="P17"/>
      <text:p text:style-name="P17">4<text:span text:style-name="T11">2</text:span> goalnumber</text:p>
      <text:p text:style-name="P16">[6, 6, 6, 6, 6, <text:span text:style-name="T11">6, 6] → 14 turn</text:span></text:p>
      <text:p text:style-name="P16"/>
      <text:p text:style-name="P19">4<text:span text:style-name="T12">1</text:span> – <text:span text:style-name="T12">38 </text:span>goalnumber</text:p>
      <text:p text:style-name="P19">[6, 6, 6, 6, 6, 6, 5] → 13 turn</text:p>
      <text:p text:style-name="P19"/>
      <text:p text:style-name="P20">37 goalnumber</text:p>
      <text:p text:style-name="P20">[6, 6, 6, 6, 6, 6, 1] → 12 turn</text:p>
      <text:p text:style-name="P20"/>
      <text:p text:style-name="P20">7 goalnumber</text:p>
      <text:p text:style-name="P18">[1, 1, 1, 1, 1, 1, 1] <text:span text:style-name="T12">→ 0 turn</text:span></text:p>
      <text:p text:style-name="P18"/>
      <text:p text:style-name="P20">8-11 goalnumber</text:p>
      <text:p text:style-name="P20">[2, <text:s/><text:span text:style-name="T10">1, 1, 1, 1, 1, 1</text:span>] → 1 turn</text:p>
      <text:p text:style-name="P20"/>
      <text:p text:style-name="P20">12 goalnumber</text:p>
      <text:p text:style-name="P20">[6, <text:s/><text:span text:style-name="T10">1, 1, 1, 1, 1, 1</text:span>] → 2 turn</text:p>
      <text:p text:style-name="P20"/>
      <text:p text:style-name="P20">+5 → 2 turn</text:p>
      <text:p text:style-name="P20">+5 → 4 turn</text:p>
      <text:p text:style-name="P20">+5 → 6 turn</text:p>
      <text:p text:style-name="P20"/>
      <text:p text:style-name="P20">limitnumber = 15 = (turn/2) * (max/dicenumber - min/dicenumber)</text:p>
      <text:p text:style-name="P20"/>
      <text:p text:style-name="P20">if (actualnumber+limitnumber ≥ goalnumber || actualnumber-limitnumber ≤ goalnumber) </text:p>
      <text:p text:style-name="P20"><text:tab/>ok</text:p>
      <text:p text:style-name="P20">else</text:p>
      <text:p text:style-name="P20"><text:tab/>recalculate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09:20:15.104000000</meta:creation-date>
    <dc:date>2016-12-08T12:10:53.913000000</dc:date>
    <meta:editing-duration>PT12H49M28S</meta:editing-duration>
    <meta:editing-cycles>16</meta:editing-cycles>
    <meta:generator>LibreOffice/5.0.3.2$Windows_x86 LibreOffice_project/e5f16313668ac592c1bfb310f4390624e3dbfb75</meta:generator>
    <meta:document-statistic meta:table-count="0" meta:image-count="0" meta:object-count="0" meta:page-count="4" meta:paragraph-count="128" meta:word-count="810" meta:character-count="4023" meta:non-whitespace-character-count="3305"/>
  </office:meta>
</office:document-meta>
</file>